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d1398" officeooo:paragraph-rsid="001d1398"/>
    </style:style>
    <style:style style:name="P2" style:family="paragraph" style:parent-style-name="Standard">
      <style:text-properties officeooo:rsid="001d1398" officeooo:paragraph-rsid="0023a9ae"/>
    </style:style>
    <style:style style:name="P3" style:family="paragraph" style:parent-style-name="Title">
      <style:text-properties officeooo:paragraph-rsid="002046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RS说明文档</text:p>
      <text:p text:style-name="Subtitle">Machine Assisted Recognition System</text:p>
      <text:h text:style-name="Heading_20_1" text:outline-level="1">概要</text:h>
      <text:p text:style-name="P2"><text:tab/>机器辅助认知系统，MARS（Machine Assisted Recognition System），</text:p>
      <text:p text:style-name="P1"/>
      <text:p text:style-name="P1"/>
      <text:p text:style-name="P1">https://github.com/megemini/DataCastle2017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20:50:34.343397880</meta:creation-date>
    <dc:date>2017-04-14T20:58:20.932968395</dc:date>
    <meta:editing-duration>PT5M7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29" meta:character-count="143" meta:non-whitespace-character-count="136"/>
  </office:meta>
</office:document-meta>
</file>